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805cm"/>
    </style:style>
    <style:style style:name="Tabelle2.B" style:family="table-column">
      <style:table-column-properties style:column-width="5.503cm"/>
    </style:style>
    <style:style style:name="Tabelle2.C" style:family="table-column">
      <style:table-column-properties style:column-width="5.583cm"/>
    </style:style>
    <style:style style:name="Tabelle2.D" style:family="table-column">
      <style:table-column-properties style:column-width="3.122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91847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officeooo:rsid="008c814b" officeooo:paragraph-rsid="008c814b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officeooo:rsid="0034c085" officeooo:paragraph-rsid="008c814b" style:font-size-asian="11pt" style:font-size-complex="11pt"/>
    </style:style>
    <style:style style:name="P7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1pt" officeooo:rsid="0085fb18" officeooo:paragraph-rsid="0085fb18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1pt" officeooo:rsid="0085fb18" officeooo:paragraph-rsid="0085fb1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1pt" officeooo:rsid="008c814b" officeooo:paragraph-rsid="008c814b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1pt" officeooo:rsid="00918476" officeooo:paragraph-rsid="00918476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bold" officeooo:rsid="0085fb18" officeooo:paragraph-rsid="0085fb18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bold" officeooo:rsid="0085fb18" officeooo:paragraph-rsid="00955a80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0955a80" officeooo:paragraph-rsid="00955a80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1pt" fo:font-weight="normal" officeooo:rsid="0085fb18" officeooo:paragraph-rsid="00955a80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1pt" fo:font-weight="normal" officeooo:rsid="003cbfa8" officeooo:paragraph-rsid="0085fb18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1pt" fo:font-weight="normal" officeooo:rsid="003cbfa8" officeooo:paragraph-rsid="00955a80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1pt" fo:font-weight="normal" officeooo:rsid="0034c085" officeooo:paragraph-rsid="008c814b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1pt" fo:font-weight="normal" officeooo:rsid="008c814b" officeooo:paragraph-rsid="008c814b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normal" officeooo:rsid="003cbfa8" officeooo:paragraph-rsid="00955a80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normal" officeooo:rsid="0085fb18" officeooo:paragraph-rsid="0085fb18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normal" officeooo:rsid="0085fb18" officeooo:paragraph-rsid="00955a80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08c814b" officeooo:paragraph-rsid="008c814b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3pt" fo:font-weight="bold" officeooo:rsid="008c814b" officeooo:paragraph-rsid="008c814b" style:font-size-asian="13pt" style:font-weight-asian="bold" style:font-size-complex="13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4a08d8" officeooo:paragraph-rsid="0085fb18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4a08d8" officeooo:paragraph-rsid="00955a80" style:font-size-asian="11pt" style:font-weight-asian="normal" style:font-size-complex="11pt" style:font-weight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5fb18" style:font-weight-asian="bold" style:font-weight-complex="bold"/>
    </style:style>
    <style:style style:name="T4" style:family="text">
      <style:text-properties fo:font-weight="bold" officeooo:rsid="00918476" style:font-weight-asian="bold" style:font-weight-complex="bold"/>
    </style:style>
    <style:style style:name="T5" style:family="text">
      <style:text-properties fo:font-weight="bold" officeooo:rsid="00955a80" style:font-weight-asian="bold" style:font-weight-complex="bold"/>
    </style:style>
    <style:style style:name="T6" style:family="text">
      <style:text-properties officeooo:rsid="0085fb18"/>
    </style:style>
    <style:style style:name="T7" style:family="text">
      <style:text-properties officeooo:rsid="00918476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5" style:family="text">
      <style:text-properties officeooo:rsid="00955a80"/>
    </style:style>
    <style:style style:name="T16" style:family="text">
      <style:text-properties officeooo:rsid="0096499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6">M</text:span><text:span text:style-name="T15">anche Abfragen </text:span><text:span text:style-name="T16">muss man in mehreren Schritten aufbauen. Eine</text:span><text:span text:style-name="T15"> SELECT-Abfrage </text:span><text:span text:style-name="T16">produziert ein Ergebnis, und das Ergebnis wird für eine weitere SELECT-Abfrage benutzt. Man baut also eine</text:span><text:span text:style-name="T15"> </text:span><text:span text:style-name="T5">Unterabfrage</text:span><text:span text:style-name="T15"> </text:span>in <text:span text:style-name="T16">Hauptabfrage ein</text:span><text:span text:style-name="T15">. Unterabfragen können an verschiedenen Stellen in die Haupt-Abfrage eingebaut werden.</text:span></text:p>
      <text:p text:style-name="P8"/>
      <text:p text:style-name="P11"><text:span text:style-name="T15">Beispiel</text:span> 1: <text:span text:style-name="T7">Unterabfrage</text:span> im FROM-Teil</text:p>
      <text:p text:style-name="P14"/>
      <text:p text:style-name="P14"><text:span text:style-name="T16">Im FROM-Teil wird eine Tabelle erwartet. Da das</text:span> Ergebnis <text:span text:style-name="T16">einer</text:span><text:span text:style-name="T7"> Untera</text:span>bfrage eine Tabelle ist, <text:span text:style-name="T16">dann man diese also hier einsetzen.</text:span> Aus d<text:span text:style-name="T7">e</text:span><text:span text:style-name="T16">m</text:span> Ergebnis <text:span text:style-name="T7">der Unterabfrage </text:span><text:span text:style-name="T16">kann man</text:span> mit <text:span text:style-name="T16">der Haupt-Abfrage</text:span> Zeilen und Spalten aus<text:span text:style-name="T16">wählen, Aggregatfunktionen anwenden usw.</text:span></text:p>
      <text:p text:style-name="P19"/>
      <text:p text:style-name="P24">SELECT [Spalten] FROM [<text:span text:style-name="T4">Unterab</text:span><text:span text:style-name="T3">frage</text:span>] WHERE [Suchausdruck] ;</text:p>
      <text:p text:style-name="P15"/>
      <text:p text:style-name="P11"><text:span text:style-name="T16">Beispiel 2</text:span>: <text:span text:style-name="T16">Unterabfrage</text:span> im WHERE-Teil</text:p>
      <text:p text:style-name="P13"/>
      <text:p text:style-name="P13"><text:span text:style-name="T16">Falls eine</text:span> Unterabfrage einen Wert liefer<text:span text:style-name="T16">t</text:span>, <text:span text:style-name="T16">kann man diesen </text:span>zum Vergleich <text:span text:style-name="T16">(=, &lt;, &gt; usw.) nutzen</text:span>:</text:p>
      <text:p text:style-name="P20"/>
      <text:p text:style-name="P24">SELECT [Spalten] FROM [Tabelle] WHERE [<text:span text:style-name="T6">Spalte = </text:span><text:span text:style-name="T4">Unterab</text:span><text:span text:style-name="T3">frage</text:span>] ;</text:p>
      <text:p text:style-name="P15"/>
      <text:p text:style-name="P12"><text:span text:style-name="T16">Beispiel </text:span><text:span text:style-name="T15">3</text:span>:<text:span text:style-name="T15"> IN </text:span><text:span text:style-name="T16">mit Unterabfrage</text:span></text:p>
      <text:p text:style-name="P13"/>
      <text:p text:style-name="P13"><text:span text:style-name="T16">Mit IN wählt man Zeilen aus, bei denen Daten mit mehreren Werten verglichen werden. </text:span>Hier muss die Unterabfrage eine Liste von Werten (also eine Spalte) liefern:</text:p>
      <text:p text:style-name="P21"/>
      <text:p text:style-name="P25">SELECT ... WHERE [<text:span text:style-name="T15">Spalte IN (</text:span><text:span text:style-name="T4">Unterab</text:span><text:span text:style-name="T3">frage</text:span><text:span text:style-name="T15">)]</text:span> ;</text:p>
      <text:p text:style-name="P16"/>
      <text:p text:style-name="P16"/>
      <text:p text:style-name="P23">Anwendungsbeispiel</text:p>
      <text:p text:style-name="P17"/>
      <text:p text:style-name="P18"><text:span text:style-name="T16">Die folgende Tabelle enthält Daten eines Buchhandels</text:span>:</text:p>
      <text:p text:style-name="P18"/>
      <text:p text:style-name="P22">Buch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leLine1961766487408">
          <table:table-cell table:style-name="Tabelle2.A1" office:value-type="string">
            <text:p text:style-name="P9">ISBN</text:p>
          </table:table-cell>
          <table:table-cell table:style-name="Tabelle2.A1" office:value-type="string">
            <text:p text:style-name="P9">Titel</text:p>
          </table:table-cell>
          <table:table-cell table:style-name="Tabelle2.A1" office:value-type="string">
            <text:p text:style-name="P9">Autor</text:p>
          </table:table-cell>
          <table:table-cell table:style-name="Tabelle2.D1" office:value-type="string">
            <text:p text:style-name="P9">Preis</text:p>
          </table:table-cell>
        </table:table-row>
        <table:table-row table:style-name="TableLine1961766486832">
          <table:table-cell table:style-name="Tabelle2.A3" office:value-type="string">
            <text:p text:style-name="P9">123-12345</text:p>
          </table:table-cell>
          <table:table-cell table:style-name="Tabelle2.B2" office:value-type="string">
            <text:p text:style-name="P10">Der Herr der Ringe</text:p>
          </table:table-cell>
          <table:table-cell table:style-name="Tabelle2.C2" office:value-type="string">
            <text:p text:style-name="P9">J.R.R. Tolkien</text:p>
          </table:table-cell>
          <table:table-cell table:style-name="Tabelle2.D2" office:value-type="string">
            <text:p text:style-name="P9">29,90</text:p>
          </table:table-cell>
        </table:table-row>
        <table:table-row table:style-name="TableLine1961770190832">
          <table:table-cell table:style-name="Tabelle2.A3" office:value-type="string">
            <text:p text:style-name="P9">123-23456</text:p>
          </table:table-cell>
          <table:table-cell table:style-name="Tabelle2.B3" office:value-type="string">
            <text:p text:style-name="P9">Harry Potter 1</text:p>
          </table:table-cell>
          <table:table-cell table:style-name="Tabelle2.C3" office:value-type="string">
            <text:p text:style-name="P9">J.K. Rowling</text:p>
          </table:table-cell>
          <table:table-cell table:style-name="Tabelle2.D3" office:value-type="string">
            <text:p text:style-name="P9">14,90</text:p>
          </table:table-cell>
        </table:table-row>
        <table:table-row table:style-name="TableLine1961770183920">
          <table:table-cell table:style-name="Tabelle2.A5" office:value-type="string">
            <text:p text:style-name="P9">123-34567</text:p>
          </table:table-cell>
          <table:table-cell table:style-name="Tabelle2.B5" office:value-type="string">
            <text:p text:style-name="P10">Der kleine Hobbit</text:p>
          </table:table-cell>
          <table:table-cell table:style-name="Tabelle2.C5" office:value-type="string">
            <text:p text:style-name="P9">J.R.R. Tolkien</text:p>
          </table:table-cell>
          <table:table-cell table:style-name="Tabelle2.D5" office:value-type="string">
            <text:p text:style-name="P9">12,90</text:p>
          </table:table-cell>
        </table:table-row>
        <table:table-row table:style-name="TableLine1961770181328">
          <table:table-cell table:style-name="Tabelle2.A5" office:value-type="string">
            <text:p text:style-name="P9">123-45678</text:p>
          </table:table-cell>
          <table:table-cell table:style-name="Tabelle2.B5" office:value-type="string">
            <text:p text:style-name="P9">Sherlock Holmes</text:p>
          </table:table-cell>
          <table:table-cell table:style-name="Tabelle2.C5" office:value-type="string">
            <text:p text:style-name="P9">A.C. Doyle</text:p>
          </table:table-cell>
          <table:table-cell table:style-name="Tabelle2.D5" office:value-type="string">
            <text:p text:style-name="P9">24,90</text:p>
          </table:table-cell>
        </table:table-row>
      </table:table>
      <text:p text:style-name="P5"/>
      <text:p text:style-name="P9">Wenn man wissen möchte, welche Bücher der Autor des Buchs „<text:span text:style-name="T7">Der Herr der Ringe</text:span>“ noch geschrieben hat, braucht es eine Abfrage in zwei Schritten: </text:p>
      <text:p text:style-name="P9"/>
      <text:p text:style-name="P9">1. <text:span text:style-name="T7">ermittle </text:span>den Autor des Buchs, 2. <text:span text:style-name="T7">finde </text:span>weitere Bücher, die dieser Autor geschrieben hat.</text:p>
      <text:p text:style-name="P6"/>
      <text:p text:style-name="P5">SELECT Titel, Autor FROM Buch WHERE Autor = </text:p>
      <text:p text:style-name="P5"><text:tab/>(SELECT Autor FROM Buch WHERE Titel = '<text:span text:style-name="T7">Der Herr der Ringe</text:span>') ;</text:p>
      <text:p text:style-name="P5"/>
      <text:p text:style-name="P5">Hier wird zuerst die <text:span text:style-name="T4">Unterabfrage</text:span> (innerhalb der Klammer) berechnet, die den Autor des Buches „<text:span text:style-name="T7">Der Herr der Ringe</text:span>“ als Ergebnis liefert, nämlich J.R.R. Tolkien.</text:p>
      <text:p text:style-name="P5">Dieses Ergebnis wird dann für die <text:span text:style-name="T2">äußere</text:span> Select-Abfrage verwendet.</text:p>
      <text:p text:style-name="P6"/>
      <text:p text:style-name="P6"/>
      <text:p text:style-name="P6"/>
      <text:p text:style-name="P6"><draw:frame text:anchor-type="paragraph" draw:z-index="0" draw:name="Form1" draw:style-name="gr1" draw:text-style-name="P26" svg:width="1.795cm" svg:height="0.63cm" svg:x="15.171cm" svg:y="0.319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8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2">Ju</text:span><text:span text:style-name="T13">l</text:span><text:span text:style-name="T12">i</text:span><text:span text:style-name="T14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61766487984">
            <table:table-cell table:style-name="Tabelle1.A1" office:value-type="string">
              <text:p text:style-name="MP1">SQL Unterabfragen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2-29T14:23:03.731000000</dc:date>
    <meta:editing-duration>PT9H42M28S</meta:editing-duration>
    <meta:editing-cycles>100</meta:editing-cycles>
    <meta:generator>LibreOffice/7.3.3.2$Windows_X86_64 LibreOffice_project/d1d0ea68f081ee2800a922cac8f79445e4603348</meta:generator>
    <meta:document-statistic meta:table-count="2" meta:image-count="0" meta:object-count="0" meta:page-count="1" meta:paragraph-count="42" meta:word-count="305" meta:character-count="2046" meta:non-whitespace-character-count="1778"/>
  </office:meta>
</office:document-meta>
</file>